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8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21cm" svg:height="2.54cm" svg:x="1.762cm" svg:y="1.381cm">
          <text:p text:style-name="P1">Reute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2.54cm" svg:x="5.445cm" svg:y="1.381cm">
          <text:p text:style-name="P1">Bloomber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21cm" svg:height="2.54cm" svg:x="9.382cm" svg:y="1.381cm">
          <text:p text:style-name="P1">Marki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56cm" svg:height="2.54cm" svg:x="12.811cm" svg:y="1.381cm">
          <text:p text:style-name="P2"><text:span text:style-name="T1">Internal rates </text:span></text:p>
          <text:p text:style-name="P2"><text:span text:style-name="T1">publishing system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21cm" svg:height="2.54cm" svg:x="16.875cm" svg:y="1.381cm">
          <text:p text:style-name="P1">…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759cm" svg:height="2.667cm" svg:x="1.762cm" svg:y="5.953cm">
          <text:p text:style-name="P1">Daocheng Integration lay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88cm" svg:height="6.858cm" svg:x="12.303cm" svg:y="18.907cm">
          <text:p text:style-name="P1">Daocheng</text:p>
          <text:p text:style-name="P1">MarketData</text:p>
          <text:p text:style-name="P1">EOD storag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6.858cm" svg:height="6.096cm" svg:x="7.223cm" svg:y="9.636cm">
          <text:p text:style-name="P1">Daocheng MarketData</text:p>
          <text:p text:style-name="P1">Cach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3.032cm" svg:y1="3.921cm" svg:x2="5.064cm" svg:y2="5.953cm">
          <text:p/>
        </draw:line>
        <draw:line draw:style-name="gr3" draw:text-style-name="P1" draw:layer="layout" svg:x1="17.637cm" svg:y1="3.921cm" svg:x2="16.113cm" svg:y2="6.08cm">
          <text:p/>
        </draw:line>
        <draw:line draw:style-name="gr3" draw:text-style-name="P1" draw:layer="layout" svg:x1="14.081cm" svg:y1="3.921cm" svg:x2="12.938cm" svg:y2="5.953cm">
          <text:p/>
        </draw:line>
        <draw:line draw:style-name="gr3" draw:text-style-name="P1" draw:layer="layout" svg:x1="10.906cm" svg:y1="3.921cm" svg:x2="10.906cm" svg:y2="5.953cm">
          <text:p/>
        </draw:line>
        <draw:line draw:style-name="gr3" draw:text-style-name="P1" draw:layer="layout" svg:x1="6.842cm" svg:y1="3.921cm" svg:x2="8.62cm" svg:y2="6.08cm">
          <text:p/>
        </draw:line>
        <draw:line draw:style-name="gr3" draw:text-style-name="P1" draw:layer="layout" svg:x1="10.652cm" svg:y1="8.62cm" svg:x2="10.652cm" svg:y2="9.763cm">
          <text:p/>
        </draw:line>
        <draw:line draw:style-name="gr3" draw:text-style-name="P1" draw:layer="layout" svg:x1="13.954cm" svg:y1="15.224cm" svg:x2="15.224cm" svg:y2="19.161cm">
          <svg:title>snapshot</svg:title>
          <text:p/>
        </draw:line>
        <draw:frame draw:style-name="gr4" draw:layer="layout" svg:width="3.302cm" svg:height="0.962cm" svg:x="14.462cm" svg:y="16.113cm">
          <draw:text-box>
            <text:p>Snapshot</text:p>
          </draw:text-box>
        </draw:frame>
        <draw:custom-shape draw:style-name="gr5" draw:text-style-name="P1" draw:layer="layout" svg:width="1.524cm" svg:height="1.524cm" svg:x="1.635cm" svg:y="18.7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1" draw:layer="layout" svg:width="3.175cm" svg:height="4.064cm" svg:x="1.381cm" svg:y="22.59cm">
          <text:p text:style-name="P1">EOD rates </text:p>
          <text:p text:style-name="P1">provi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759cm" svg:height="2.667cm" svg:x="1.762cm" svg:y="5.953cm">
          <text:p text:style-name="P1">Daocheng Integration lay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9.779cm" svg:x="5.953cm" svg:y="17.256cm">
          <text:p text:style-name="P1">Daocheng</text:p>
          <text:p text:style-name="P1">Integration</text:p>
          <text:p text:style-name="P1">Laye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683cm" svg:y1="23.987cm" svg:x2="5.953cm" svg:y2="22.59cm">
          <text:p/>
        </draw:line>
        <draw:line draw:style-name="gr3" draw:text-style-name="P1" draw:layer="layout" svg:x1="9.255cm" svg:y1="22.336cm" svg:x2="12.557cm" svg:y2="22.336cm">
          <text:p/>
        </draw:line>
        <draw:line draw:style-name="gr3" draw:text-style-name="P1" draw:layer="layout" svg:x1="3.286cm" svg:y1="19.542cm" svg:x2="5.953cm" svg:y2="22.336cm">
          <text:p/>
        </draw:line>
        <draw:frame draw:style-name="gr6" draw:layer="layout" svg:width="2.032cm" svg:height="1.139cm" svg:x="3.54cm" svg:y="19.542cm">
          <draw:text-box>
            <text:p>CSV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8T21:55:59.075535968</meta:creation-date>
    <dc:date>2015-12-28T22:04:30.481271235</dc:date>
    <meta:editing-duration>PT1M47S</meta:editing-duration>
    <meta:editing-cycles>2</meta:editing-cycles>
    <meta:generator>LibreOffice/4.2.8.2$Linux_x86 LibreOffice_project/420m0$Build-2</meta:generator>
    <meta:document-statistic meta:object-count="24"/>
  </office:meta>
</office:document-meta>
</file>